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2952" calcext:value-type="float">
            <text:p>97.5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8312" calcext:value-type="float">
            <text:p>98.5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5104" calcext:value-type="float">
            <text:p>97.2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416" calcext:value-type="float">
            <text:p>95.9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7736" calcext:value-type="float">
            <text:p>96.9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5784" calcext:value-type="float">
            <text:p>91.2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6864" calcext:value-type="float">
            <text:p>92.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506</text:p>
          </table:table-cell>
          <table:table-cell office:value-type="string" calcext:value-type="string">
            <text:p>TWDB:2304506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